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9"><text:span text:style-name="T7">do text</text:span></text:p><text:p text:style-name="P9"><text:span text:style-name="T7">from document(at=header, format='odt')</text:span></text:p></office:annotation><text:span text:style-name="T2">Import depuis header.odt</text:span></text:p></draw:text-box></draw:frame></text:p>
      <text:p text:style-name="P4"/>
      <text:p text:style-name="P4"/>
      <text:p text:style-name="P5">Rapport du service</text:p>
      <text:p text:style-name="Standard"/>
      <text:p text:style-name="P3"><text:span text:style-name="T3"><office:annotation><dc:creator>Gauthier Bastien</dc:creator><dc:date>2011-01-13T14:56:41</dc:date><text:p text:style-name="P9"><text:span text:style-name="T7">do text</text:span></text:p><text:p text:style-name="P9"><text:span text:style-name="T7">from document(at=reference, format='odt')</text:span></text:p></office:annotation></text:span>Import depuis reference.odt</text:p>
      <text:p text:style-name="Standard"/>
      <text:p text:style-name="P6"><office:annotation><dc:creator>Gauthier Bastien</dc:creator><dc:date>2011-02-16T16:12:24</dc:date><text:p text:style-name="P9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9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/text:p>
      <text:p text:style-name="P4"><text:span text:style-name="T4">Référence cadastrale</text:span> : <text:text-input text:description="Parcelles">self.getPortionOutsText()</text:text-input></text:p>
      <text:p text:style-name="P4"/>
      <text:p text:style-name="P4"/>
      <text:p text:style-name="P4">Vu la demande de permis d’urbanisme introduite par <text:text-input text:description="Demandeurs">self.getApplicantsSignaletic()</text:text-input>;</text:p>
      <text:p text:style-name="P4"/>
      <text:p text:style-name="P4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P4"/>
      <text:p text:style-name="P4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P4"/>
      <text:p text:style-name="P4">Attendu que la demande complète de permis a été déposée à l'Administration communale contre récépissé daté du <text:text-input text:description="Date de dépôt">self.getDepositDate()</text:text-input>;</text:p>
      <text:p text:style-name="P4"/>
      <text:p text:style-name="P4">Attendu que ...</text:p>
      <text:p text:style-name="P4"/>
      <text:p text:style-name="P4">Vu les articles 108, 113 et 116 §4 du Code wallon ;</text:p>
      <text:p text:style-name="P4"/>
      <text:p text:style-name="P4">Pour ces motifs :</text:p>
      <text:p text:style-name="P4"/>
      <text:p text:style-name="P4">EMET un avis <text:span text:style-name="T4"><text:text-input text:description="Décision">self.displayValue(urbanEventObj.listDecisions(), urbanEventObj.getDecision()).upper()</text:text-input></text:span><text:span text:style-name="T4"> </text:span>sur le 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12T14:52:17</dc:date>
    <dc:language>fr-FR</dc:language>
    <meta:editing-cycles>59</meta:editing-cycles>
    <meta:editing-duration>PT32H38M52S</meta:editing-duration>
    <dc:creator>Stéphan Geulette</dc:creator>
    <meta:document-statistic meta:table-count="0" meta:image-count="0" meta:object-count="0" meta:page-count="1" meta:paragraph-count="18" meta:word-count="142" meta:character-count="1110"/>
    <meta:user-defined meta:name="Info 1"/>
    <meta:user-defined meta:name="Info 2"/>
    <meta:user-defined meta:name="Info 3"/>
    <meta:user-defined meta:name="Info 4"/>
  </office:meta>
</office:document-meta>
</file>